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6.6931in" style:rel-width="100%" table:align="left"/>
    </style:style>
    <style:style style:name="表1.A" style:family="table-column">
      <style:table-column-properties style:column-width="6.6931in" style:rel-column-width="65535*"/>
    </style:style>
    <style:style style:name="表1.A1" style:family="table-cell">
      <style:table-cell-properties style:vertical-align="middle"/>
    </style:style>
    <style:style style:name="表2" style:family="table">
      <style:table-properties style:width="0.8174in" table:align="left"/>
    </style:style>
    <style:style style:name="表2.A" style:family="table-column">
      <style:table-column-properties style:column-width="0.8174in"/>
    </style:style>
    <style:style style:name="表2.A1" style:family="table-cell">
      <style:table-cell-properties style:vertical-align="middle"/>
    </style:style>
    <style:style style:name="表3" style:family="table">
      <style:table-properties style:width="6.6931in" table:align="left"/>
    </style:style>
    <style:style style:name="表3.A" style:family="table-column">
      <style:table-column-properties style:column-width="1.7757in"/>
    </style:style>
    <style:style style:name="表3.B" style:family="table-column">
      <style:table-column-properties style:column-width="1.6743in"/>
    </style:style>
    <style:style style:name="表3.C" style:family="table-column">
      <style:table-column-properties style:column-width="3.2431in"/>
    </style:style>
    <style:style style:name="表3.1" style:family="table-row">
      <style:table-row-properties fo:background-color="#7e8083">
        <style:background-image/>
      </style:table-row-properties>
    </style:style>
    <style:style style:name="表3.A1" style:family="table-cell">
      <style:table-cell-properties style:vertical-align="middle" fo:background-color="#7e8083" fo:padding="0.0208in" fo:border="none">
        <style:background-image/>
      </style:table-cell-properties>
    </style:style>
    <style:style style:name="表3.2" style:family="table-row">
      <style:table-row-properties fo:background-color="#f6f8f9">
        <style:background-image/>
      </style:table-row-properties>
    </style:style>
    <style:style style:name="表3.A2" style:family="table-cell">
      <style:table-cell-properties style:vertical-align="middle" fo:padding="0.0208in" fo:border="none"/>
    </style:style>
    <style:style style:name="表3.B2" style:family="table-cell">
      <style:table-cell-properties style:vertical-align="middle" fo:padding="0.0208in" fo:border="none"/>
    </style:style>
    <style:style style:name="表3.C2" style:family="table-cell">
      <style:table-cell-properties style:vertical-align="middle" fo:padding="0.0208in" fo:border="none"/>
    </style:style>
    <style:style style:name="表3.3" style:family="table-row">
      <style:table-row-properties fo:background-color="#eeeff0">
        <style:background-image/>
      </style:table-row-properties>
    </style:style>
    <style:style style:name="表3.A3" style:family="table-cell">
      <style:table-cell-properties style:vertical-align="middle" fo:padding="0.0208in" fo:border="none"/>
    </style:style>
    <style:style style:name="表3.B3" style:family="table-cell">
      <style:table-cell-properties style:vertical-align="middle" fo:padding="0.0208in" fo:border="none"/>
    </style:style>
    <style:style style:name="表3.C3" style:family="table-cell">
      <style:table-cell-properties style:vertical-align="middle" fo:padding="0.0208in" fo:border="none"/>
    </style:style>
    <style:style style:name="P1" style:family="paragraph" style:parent-style-name="Standard">
      <style:text-properties style:font-name="MS PGothic" fo:font-size="11pt" style:font-name-asian="MS PGothic" style:font-size-asian="11pt" style:font-size-complex="11pt"/>
    </style:style>
    <style:style style:name="T1" style:family="text">
      <style:text-properties style:font-name="Arial1" fo:font-size="20pt" fo:font-weight="normal"/>
    </style:style>
    <style:style style:name="T2" style:family="text">
      <style:text-properties style:font-name="Arial1" fo:font-size="12pt" fo:font-style="normal" fo:font-weight="normal"/>
    </style:style>
    <style:style style:name="T3" style:family="text">
      <style:text-properties style:font-name-asian="Arial1" style:font-size-asian="20pt" style:font-weight-asian="normal"/>
    </style:style>
    <style:style style:name="T4" style:family="text">
      <style:text-properties style:font-name-asian="Arial1" style:font-size-asian="12pt" style:font-style-asian="normal" style:font-weight-asian="normal"/>
    </style:style>
    <style:style style:name="T5" style:family="text">
      <style:text-properties fo:font-variant="normal" fo:text-transform="none" fo:color="#59595c" style:font-name="Arial1" fo:font-size="9.75pt" fo:letter-spacing="normal" fo:font-style="italic" fo:font-weight="normal"/>
    </style:style>
    <style:style style:name="T6" style:family="text">
      <style:text-properties fo:font-variant="normal" fo:text-transform="none" fo:color="#59595c" style:font-name="Arial1" fo:font-size="9.75pt" fo:letter-spacing="normal" fo:font-style="normal" fo:font-weight="normal"/>
    </style:style>
    <style:style style:name="T7" style:family="text">
      <style:text-properties fo:font-variant="normal" fo:text-transform="none" fo:color="#59595c" style:font-name="Arial1" fo:font-size="9.75pt" fo:letter-spacing="normal" fo:font-style="normal" fo:font-weight="bold"/>
    </style:style>
    <style:style style:name="T8" style:family="text">
      <style:text-properties fo:font-variant="normal" fo:text-transform="none" fo:color="#59595c" fo:letter-spacing="normal"/>
    </style:style>
    <style:style style:name="T9" style:family="text">
      <style:text-properties fo:font-variant="normal" fo:text-transform="none" fo:color="#59595c" fo:letter-spacing="normal" style:font-name-asian="Arial1" style:font-size-asian="9.75pt" style:font-style-asian="italic" style:font-weight-asian="normal"/>
    </style:style>
    <style:style style:name="T10" style:family="text">
      <style:text-properties fo:font-variant="normal" fo:text-transform="none" fo:color="#59595c" fo:letter-spacing="normal" style:font-name-asian="Arial1" style:font-size-asian="9.75pt" style:font-style-asian="normal" style:font-weight-asian="normal"/>
    </style:style>
    <style:style style:name="T11" style:family="text">
      <style:text-properties fo:font-variant="normal" fo:text-transform="none" fo:color="#59595c" fo:letter-spacing="normal" style:font-name-asian="Arial1" style:font-size-asian="9.75pt" style:font-style-asian="normal" style:font-weight-asian="bold"/>
    </style:style>
    <style:style style:name="T12" style:family="text">
      <style:text-properties fo:font-variant="normal" fo:text-transform="none" fo:color="#59595c" fo:letter-spacing="normal" style:font-size-asian="9.75pt" style:font-style-asian="italic" style:font-weight-asian="normal"/>
    </style:style>
    <style:style style:name="T13" style:family="text">
      <style:text-properties fo:font-variant="normal" fo:text-transform="none" fo:color="#59595c" fo:letter-spacing="normal" style:font-size-asian="9.75pt" style:font-style-asian="normal" style:font-weight-asian="normal"/>
    </style:style>
    <style:style style:name="T14" style:family="text">
      <style:text-properties fo:font-variant="normal" fo:text-transform="none" fo:color="#59595c" fo:letter-spacing="normal" style:font-size-asian="9.75pt" style:font-style-asian="normal" style:font-weight-asian="bold"/>
    </style:style>
    <style:style style:name="T15" style:family="text">
      <style:text-properties fo:font-variant="normal" fo:text-transform="none" fo:color="#59595c" fo:letter-spacing="normal" style:font-style-asian="italic" style:font-weight-asian="normal"/>
    </style:style>
    <style:style style:name="T16" style:family="text">
      <style:text-properties fo:font-variant="normal" fo:text-transform="none" fo:color="#59595c" fo:letter-spacing="normal" fo:font-style="italic" fo:font-weight="normal"/>
    </style:style>
    <style:style style:name="T17" style:family="text">
      <style:text-properties fo:font-variant="normal" fo:text-transform="none" fo:color="#59595c" fo:letter-spacing="normal" fo:font-style="normal" fo:font-weight="normal"/>
    </style:style>
    <style:style style:name="T18" style:family="text">
      <style:text-properties fo:font-variant="normal" fo:text-transform="none" fo:color="#59595c" fo:letter-spacing="normal" fo:font-style="normal" fo:font-weight="normal" style:font-style-asian="normal" style:font-style-complex="normal"/>
    </style:style>
    <style:style style:name="T19" style:family="text">
      <style:text-properties fo:font-variant="normal" fo:text-transform="none" fo:color="#59595c" fo:letter-spacing="normal" fo:font-style="normal" fo:font-weight="bold"/>
    </style:style>
    <style:style style:name="T20" style:family="text">
      <style:text-properties fo:font-variant="normal" fo:text-transform="none" fo:color="#59595c" fo:letter-spacing="normal" fo:font-style="normal" style:font-style-asian="normal" style:font-weight-asian="normal" style:font-style-complex="normal"/>
    </style:style>
    <style:style style:name="T21" style:family="text">
      <style:text-properties fo:font-variant="normal" fo:text-transform="none" fo:color="#59595c" fo:letter-spacing="normal" fo:font-style="normal" style:font-style-asian="normal" style:font-style-complex="normal"/>
    </style:style>
    <style:style style:name="T22" style:family="text">
      <style:text-properties fo:font-variant="normal" fo:text-transform="none" fo:color="#59595c" fo:letter-spacing="normal" style:font-style-asian="normal" style:font-weight-asian="normal"/>
    </style:style>
    <style:style style:name="T23" style:family="text">
      <style:text-properties fo:font-variant="normal" fo:text-transform="none" fo:color="#59595c" fo:letter-spacing="normal" style:font-style-asian="normal" style:font-weight-asian="bold"/>
    </style:style>
    <style:style style:name="T24" style:family="text">
      <style:text-properties fo:font-variant="normal" fo:text-transform="none" fo:color="#59595c" fo:font-size="9.75pt" fo:letter-spacing="normal" fo:font-style="italic" fo:font-weight="normal"/>
    </style:style>
    <style:style style:name="T25" style:family="text">
      <style:text-properties fo:font-variant="normal" fo:text-transform="none" fo:color="#59595c" fo:font-size="9.75pt" fo:letter-spacing="normal" fo:font-style="normal" fo:font-weight="normal"/>
    </style:style>
    <style:style style:name="T26" style:family="text">
      <style:text-properties fo:font-variant="normal" fo:text-transform="none" fo:color="#59595c" fo:font-size="9.75pt" fo:letter-spacing="normal" fo:font-style="normal" fo:font-weight="bold"/>
    </style:style>
    <style:style style:name="T27" style:family="text">
      <style:text-properties fo:font-variant="normal" fo:text-transform="none" fo:color="#59595c" style:font-name="MS PGothic" fo:letter-spacing="normal" style:font-name-asian="MS PGothic"/>
    </style:style>
    <style:style style:name="T28" style:family="text">
      <style:text-properties fo:font-variant="normal" fo:text-transform="none" fo:color="#59595c" style:font-name="MS PGothic" fo:letter-spacing="normal" style:font-name-asian="MS PGothic" style:font-size-asian="9.75pt" style:font-style-asian="normal" style:font-weight-asian="normal"/>
    </style:style>
    <style:style style:name="T29" style:family="text">
      <style:text-properties fo:font-variant="normal" fo:text-transform="none" fo:color="#59595c" style:font-name="MS PGothic" fo:letter-spacing="normal" style:font-name-asian="MS PGothic" style:font-size-asian="9.75pt" style:font-style-asian="normal" style:font-weight-asian="bold"/>
    </style:style>
    <style:style style:name="T30" style:family="text">
      <style:text-properties fo:font-variant="normal" fo:text-transform="none" fo:color="#59595c" style:font-name="MS PGothic" fo:letter-spacing="normal" style:font-name-asian="MS PGothic" style:font-size-asian="9.75pt" style:font-style-asian="italic" style:font-weight-asian="normal"/>
    </style:style>
    <style:style style:name="T31" style:family="text">
      <style:text-properties fo:font-variant="normal" fo:text-transform="none" fo:color="#59595c" style:font-name="MS PGothic" fo:letter-spacing="normal" style:font-name-asian="MS PGothic" style:font-style-asian="normal" style:font-weight-asian="normal"/>
    </style:style>
    <style:style style:name="T32" style:family="text">
      <style:text-properties fo:font-variant="normal" fo:text-transform="none" fo:color="#59595c" style:font-name="MS PGothic" fo:letter-spacing="normal" style:font-name-asian="MS PGothic" style:font-style-asian="normal" style:font-weight-asian="bold"/>
    </style:style>
    <style:style style:name="T33" style:family="text">
      <style:text-properties fo:font-variant="normal" fo:text-transform="none" fo:color="#59595c" style:font-name="MS PGothic" fo:letter-spacing="normal" style:font-name-asian="MS PGothic" style:font-style-asian="italic" style:font-weight-asian="normal"/>
    </style:style>
    <style:style style:name="T34" style:family="text">
      <style:text-properties fo:font-variant="normal" fo:text-transform="none" fo:color="#59595c" style:font-name="MS PGothic" fo:letter-spacing="normal" fo:font-style="normal" fo:font-weight="normal" style:font-name-asian="MS PGothic"/>
    </style:style>
    <style:style style:name="T35" style:family="text">
      <style:text-properties fo:font-variant="normal" fo:text-transform="none" fo:color="#59595c" style:font-name="MS PGothic" fo:letter-spacing="normal" fo:font-style="normal" fo:font-weight="normal" style:font-name-asian="MS PGothic" style:font-style-asian="normal" style:font-style-complex="normal"/>
    </style:style>
    <style:style style:name="T36" style:family="text">
      <style:text-properties fo:font-variant="normal" fo:text-transform="none" fo:color="#59595c" style:font-name="MS PGothic" fo:letter-spacing="normal" fo:font-style="normal" fo:font-weight="bold" style:font-name-asian="MS PGothic"/>
    </style:style>
    <style:style style:name="T37" style:family="text">
      <style:text-properties fo:font-variant="normal" fo:text-transform="none" fo:color="#59595c" style:font-name="MS PGothic" fo:letter-spacing="normal" fo:font-style="normal" style:font-name-asian="MS PGothic" style:font-style-asian="normal" style:font-weight-asian="normal" style:font-style-complex="normal"/>
    </style:style>
    <style:style style:name="T38" style:family="text">
      <style:text-properties fo:font-variant="normal" fo:text-transform="none" fo:color="#59595c" style:font-name="MS PGothic" fo:letter-spacing="normal" fo:font-style="normal" style:font-name-asian="MS PGothic" style:font-style-asian="normal" style:font-style-complex="normal"/>
    </style:style>
    <style:style style:name="T39" style:family="text">
      <style:text-properties fo:font-variant="normal" fo:text-transform="none" fo:color="#59595c" style:font-name="MS PGothic" fo:letter-spacing="normal" fo:font-style="italic" fo:font-weight="normal" style:font-name-asian="MS PGothic"/>
    </style:style>
    <style:style style:name="T40" style:family="text">
      <style:text-properties fo:font-variant="normal" fo:text-transform="none" fo:color="#59595c" style:font-name="MS PGothic" fo:letter-spacing="normal" fo:font-style="italic" fo:font-weight="normal" style:font-name-asian="MS PGothic" style:font-style-asian="italic" style:font-style-complex="italic"/>
    </style:style>
    <style:style style:name="T41" style:family="text">
      <style:text-properties fo:font-variant="normal" fo:text-transform="none" fo:color="#59595c" style:font-name="MS PGothic" fo:letter-spacing="normal" fo:font-style="italic" style:font-name-asian="MS PGothic" style:font-style-asian="italic" style:font-weight-asian="normal" style:font-style-complex="italic"/>
    </style:style>
    <style:style style:name="T42" style:family="text">
      <style:text-properties fo:font-variant="normal" fo:text-transform="none" fo:color="#59595c" style:font-name="MS PGothic" fo:letter-spacing="normal" fo:font-style="italic" style:font-name-asian="MS PGothic" style:font-style-asian="italic" style:font-style-complex="italic"/>
    </style:style>
    <style:style style:name="T43" style:family="text">
      <style:text-properties fo:font-variant="normal" fo:text-transform="none" fo:color="#59595c" style:font-name="MS PGothic" fo:font-size="9.75pt" fo:letter-spacing="normal" fo:font-style="normal" fo:font-weight="normal" style:font-name-asian="MS PGothic"/>
    </style:style>
    <style:style style:name="T44" style:family="text">
      <style:text-properties fo:font-variant="normal" fo:text-transform="none" fo:color="#59595c" style:font-name="MS PGothic" fo:font-size="9.75pt" fo:letter-spacing="normal" fo:font-style="normal" fo:font-weight="bold" style:font-name-asian="MS PGothic"/>
    </style:style>
    <style:style style:name="T45" style:family="text">
      <style:text-properties fo:font-variant="normal" fo:text-transform="none" fo:color="#59595c" style:font-name="MS PGothic" fo:font-size="9.75pt" fo:letter-spacing="normal" fo:font-style="italic" fo:font-weight="normal" style:font-name-asian="MS PGothic"/>
    </style:style>
    <style:style style:name="T46" style:family="text">
      <style:text-properties fo:font-variant="normal" fo:text-transform="none" fo:color="#59595c" style:font-name="MS PGothic" fo:font-size="11pt" fo:letter-spacing="normal" style:font-name-asian="MS PGothic" style:font-size-asian="11pt" style:font-style-asian="normal" style:font-weight-asian="normal" style:font-size-complex="11pt"/>
    </style:style>
    <style:style style:name="T47" style:family="text">
      <style:text-properties fo:font-variant="normal" fo:text-transform="none" fo:color="#59595c" style:font-name="MS PGothic" fo:font-size="11pt" fo:letter-spacing="normal" style:font-name-asian="MS PGothic" style:font-size-asian="11pt" style:font-style-asian="normal" style:font-weight-asian="bold" style:font-size-complex="11pt"/>
    </style:style>
    <style:style style:name="T48" style:family="text">
      <style:text-properties fo:font-variant="normal" fo:text-transform="none" fo:color="#59595c" style:font-name="MS PGothic" fo:font-size="11pt" fo:letter-spacing="normal" style:font-name-asian="MS PGothic" style:font-size-asian="11pt" style:font-style-asian="italic" style:font-weight-asian="normal" style:font-size-complex="11pt"/>
    </style:style>
    <style:style style:name="T49" style:family="text">
      <style:text-properties fo:font-variant="normal" fo:text-transform="none" fo:color="#59595c" style:font-name="MS PGothic" fo:font-size="11pt" fo:letter-spacing="normal" fo:font-style="normal" fo:font-weight="normal" style:font-name-asian="MS PGothic" style:font-size-asian="11pt" style:font-size-complex="11pt"/>
    </style:style>
    <style:style style:name="T50" style:family="text">
      <style:text-properties fo:font-variant="normal" fo:text-transform="none" fo:color="#59595c" style:font-name="MS PGothic" fo:font-size="11pt" fo:letter-spacing="normal" fo:font-style="normal" fo:font-weight="bold" style:font-name-asian="MS PGothic" style:font-size-asian="11pt" style:font-size-complex="11pt"/>
    </style:style>
    <style:style style:name="T51" style:family="text">
      <style:text-properties fo:font-variant="normal" fo:text-transform="none" fo:color="#59595c" style:font-name="MS PGothic" fo:font-size="11pt" fo:letter-spacing="normal" fo:font-style="italic" fo:font-weight="normal" style:font-name-asian="MS PGothic" style:font-size-asian="11pt" style:font-size-complex="11pt"/>
    </style:style>
    <style:style style:name="T52" style:family="text">
      <style:text-properties fo:font-variant="normal" fo:text-transform="none" fo:color="#59595c" fo:font-size="11pt" fo:letter-spacing="normal" style:font-size-asian="11pt" style:font-style-asian="normal" style:font-weight-asian="normal" style:font-size-complex="11pt"/>
    </style:style>
    <style:style style:name="T53" style:family="text">
      <style:text-properties fo:font-variant="normal" fo:text-transform="none" fo:color="#59595c" fo:font-size="11pt" fo:letter-spacing="normal" style:font-size-asian="11pt" style:font-style-asian="normal" style:font-weight-asian="bold" style:font-size-complex="11pt"/>
    </style:style>
    <style:style style:name="T54" style:family="text">
      <style:text-properties fo:font-variant="normal" fo:text-transform="none" fo:color="#59595c" fo:font-size="11pt" fo:letter-spacing="normal" style:font-size-asian="11pt" style:font-style-asian="italic" style:font-weight-asian="normal" style:font-size-complex="11pt"/>
    </style:style>
    <style:style style:name="T55" style:family="text">
      <style:text-properties fo:font-variant="normal" fo:text-transform="none" fo:color="#59595c" fo:font-size="11pt" fo:letter-spacing="normal" fo:font-style="normal" fo:font-weight="normal" style:font-size-asian="11pt" style:font-size-complex="11pt"/>
    </style:style>
    <style:style style:name="T56" style:family="text">
      <style:text-properties fo:font-variant="normal" fo:text-transform="none" fo:color="#59595c" fo:font-size="11pt" fo:letter-spacing="normal" fo:font-style="normal" fo:font-weight="bold" style:font-size-asian="11pt" style:font-size-complex="11pt"/>
    </style:style>
    <style:style style:name="T57" style:family="text">
      <style:text-properties fo:font-variant="normal" fo:text-transform="none" fo:color="#59595c" fo:font-size="11pt" fo:letter-spacing="normal" fo:font-style="italic" fo:font-weight="normal" style:font-size-asian="11pt" style:font-size-complex="11pt"/>
    </style:style>
    <style:style style:name="T58" style:family="text">
      <style:text-properties fo:font-variant="normal" fo:text-transform="none" fo:color="#1f2b88" style:text-line-through-style="none" style:text-line-through-type="none" style:font-name="Arial1" fo:font-size="9.75pt" fo:letter-spacing="normal" fo:font-style="normal" style:text-underline-style="none" fo:font-weight="normal" style:text-blinking="false"/>
    </style:style>
    <style:style style:name="T59" style:family="text">
      <style:text-properties fo:font-variant="normal" fo:text-transform="none" fo:color="#1f2b88" style:text-line-through-style="none" style:text-line-through-type="none" style:font-name="Arial1" fo:font-size="12pt" fo:letter-spacing="normal" fo:font-style="normal" style:text-underline-style="none" fo:font-weight="normal" style:text-blinking="false"/>
    </style:style>
    <style:style style:name="T60" style:family="text">
      <style:text-properties fo:font-variant="normal" fo:text-transform="none" fo:color="#1f2b88" style:text-line-through-style="none" style:text-line-through-type="none" fo:font-size="9.75pt" fo:letter-spacing="normal" fo:font-style="normal" style:text-underline-style="none" fo:font-weight="normal" style:text-blinking="false"/>
    </style:style>
    <style:style style:name="T61" style:family="text">
      <style:text-properties fo:font-variant="normal" fo:text-transform="none" fo:color="#1f2b88" style:text-line-through-style="none" style:text-line-through-type="none" fo:font-size="12pt" fo:letter-spacing="normal" fo:font-style="normal" style:text-underline-style="none" fo:font-weight="normal" style:text-blinking="false"/>
    </style:style>
    <style:style style:name="T62" style:family="text">
      <style:text-properties fo:font-variant="normal" fo:text-transform="none" fo:color="#1f2b88" style:text-line-through-style="none" style:text-line-through-type="none" style:font-name="MS PGothic" fo:font-size="9.75pt" fo:letter-spacing="normal" fo:font-style="normal" style:text-underline-style="none" fo:font-weight="normal" style:text-blinking="false" style:font-name-asian="MS PGothic"/>
    </style:style>
    <style:style style:name="T63" style:family="text">
      <style:text-properties fo:font-variant="normal" fo:text-transform="none" fo:color="#1f2b88" style:text-line-through-style="none" style:text-line-through-type="none" style:font-name="MS PGothic" fo:font-size="12pt" fo:letter-spacing="normal" fo:font-style="normal" style:text-underline-style="none" fo:font-weight="normal" style:text-blinking="false" style:font-name-asian="MS PGothic"/>
    </style:style>
    <style:style style:name="T64" style:family="text">
      <style:text-properties fo:font-variant="normal" fo:text-transform="none" fo:color="#1f2b88" style:text-line-through-style="none" style:text-line-through-type="none" style:font-name="MS PGothic" fo:letter-spacing="normal" fo:font-style="normal" style:text-underline-style="none" fo:font-weight="normal" style:text-blinking="false" style:font-name-asian="MS PGothic"/>
    </style:style>
    <style:style style:name="T65" style:family="text">
      <style:text-properties fo:font-variant="normal" fo:text-transform="none" fo:color="#1f2b88" style:text-line-through-style="none" style:text-line-through-type="none" style:font-name="MS PGothic" fo:font-size="11pt" fo:letter-spacing="normal" fo:font-style="normal" style:text-underline-style="none" fo:font-weight="normal" style:text-blinking="false" style:font-name-asian="MS PGothic" style:font-size-asian="11pt" style:font-size-complex="11pt"/>
    </style:style>
    <style:style style:name="T66" style:family="text">
      <style:text-properties fo:font-variant="normal" fo:text-transform="none" fo:color="#1f2b88" style:text-line-through-style="none" style:text-line-through-type="none" fo:font-size="11pt" fo:letter-spacing="normal" fo:font-style="normal" style:text-underline-style="none" fo:font-weight="normal" style:text-blinking="false" style:font-size-asian="11pt" style:font-size-complex="11pt"/>
    </style:style>
    <style:style style:name="T67" style:family="text">
      <style:text-properties fo:font-variant="normal" fo:text-transform="none" fo:color="#111111" style:font-name="Arial1" fo:font-size="12pt" fo:letter-spacing="normal" fo:font-style="normal" fo:font-weight="normal"/>
    </style:style>
    <style:style style:name="T68" style:family="text">
      <style:text-properties fo:font-variant="normal" fo:text-transform="none" fo:color="#111111" fo:letter-spacing="normal" style:font-name-asian="Arial1" style:font-size-asian="12pt" style:font-style-asian="normal" style:font-weight-asian="normal"/>
    </style:style>
    <style:style style:name="T69" style:family="text">
      <style:text-properties fo:font-variant="normal" fo:text-transform="none" fo:color="#111111" fo:letter-spacing="normal" style:font-size-asian="12pt" style:font-style-asian="normal" style:font-weight-asian="normal"/>
    </style:style>
    <style:style style:name="T70" style:family="text">
      <style:text-properties fo:font-variant="normal" fo:text-transform="none" fo:color="#111111" fo:font-size="12pt" fo:letter-spacing="normal" fo:font-style="normal" fo:font-weight="normal"/>
    </style:style>
    <style:style style:name="T71" style:family="text">
      <style:text-properties fo:font-variant="normal" fo:text-transform="none" fo:color="#111111" style:font-name="MS PGothic" fo:font-size="12pt" fo:letter-spacing="normal" fo:font-style="normal" fo:font-weight="normal" style:font-name-asian="MS PGothic"/>
    </style:style>
    <style:style style:name="T72" style:family="text">
      <style:text-properties fo:font-variant="normal" fo:text-transform="none" fo:color="#111111" style:font-name="MS PGothic" fo:letter-spacing="normal" style:font-name-asian="MS PGothic" style:font-size-asian="12pt" style:font-style-asian="normal" style:font-weight-asian="normal"/>
    </style:style>
    <style:style style:name="T73" style:family="text">
      <style:text-properties fo:font-variant="normal" fo:text-transform="none" fo:color="#111111" style:font-name="MS PGothic" fo:letter-spacing="normal" style:font-name-asian="MS PGothic" style:font-style-asian="normal" style:font-weight-asian="normal"/>
    </style:style>
    <style:style style:name="T74" style:family="text">
      <style:text-properties fo:font-variant="normal" fo:text-transform="none" fo:color="#111111" style:font-name="MS PGothic" fo:letter-spacing="normal" fo:font-style="normal" fo:font-weight="normal" style:font-name-asian="MS PGothic"/>
    </style:style>
    <style:style style:name="T75" style:family="text">
      <style:text-properties fo:font-variant="normal" fo:text-transform="none" fo:color="#111111" style:font-name="MS PGothic" fo:font-size="11pt" fo:letter-spacing="normal" fo:font-style="normal" fo:font-weight="normal" style:font-name-asian="MS PGothic" style:font-size-asian="11pt" style:font-size-complex="11pt"/>
    </style:style>
    <style:style style:name="T76" style:family="text">
      <style:text-properties fo:font-variant="normal" fo:text-transform="none" fo:color="#111111" style:font-name="MS PGothic" fo:font-size="11pt" fo:letter-spacing="normal" style:font-name-asian="MS PGothic" style:font-size-asian="11pt" style:font-style-asian="normal" style:font-weight-asian="normal" style:font-size-complex="11pt"/>
    </style:style>
    <style:style style:name="T77" style:family="text">
      <style:text-properties fo:font-variant="normal" fo:text-transform="none" fo:color="#111111" fo:font-size="11pt" fo:letter-spacing="normal" fo:font-style="normal" fo:font-weight="normal" style:font-size-asian="11pt" style:font-size-complex="11pt"/>
    </style:style>
    <style:style style:name="T78" style:family="text">
      <style:text-properties fo:font-variant="normal" fo:text-transform="none" fo:color="#111111" fo:font-size="11pt" fo:letter-spacing="normal" style:font-size-asian="11pt" style:font-style-asian="normal" style:font-weight-asian="normal" style:font-size-complex="11pt"/>
    </style:style>
    <style:style style:name="T79" style:family="text">
      <style:text-properties fo:font-variant="normal" fo:text-transform="none" fo:color="#008080" style:text-line-through-style="none" style:text-line-through-type="none" style:font-name="Arial1" fo:font-size="9.75pt" fo:letter-spacing="normal" fo:font-style="normal" style:text-underline-style="none" fo:font-weight="normal" style:text-blinking="false"/>
    </style:style>
    <style:style style:name="T80" style:family="text">
      <style:text-properties fo:font-variant="normal" fo:text-transform="none" fo:color="#008080" style:text-line-through-style="none" style:text-line-through-type="none" fo:font-size="9.75pt" fo:letter-spacing="normal" fo:font-style="normal" style:text-underline-style="none" fo:font-weight="normal" style:text-blinking="false"/>
    </style:style>
    <style:style style:name="T81" style:family="text">
      <style:text-properties fo:font-variant="normal" fo:text-transform="none" fo:color="#008080" style:text-line-through-style="none" style:text-line-through-type="none" style:font-name="MS PGothic" fo:font-size="9.75pt" fo:letter-spacing="normal" fo:font-style="normal" style:text-underline-style="none" fo:font-weight="normal" style:text-blinking="false" style:font-name-asian="MS PGothic"/>
    </style:style>
    <style:style style:name="T82" style:family="text">
      <style:text-properties fo:font-variant="normal" fo:text-transform="none" fo:color="#008080" style:text-line-through-style="none" style:text-line-through-type="none" style:font-name="MS PGothic" fo:letter-spacing="normal" fo:font-style="normal" style:text-underline-style="none" fo:font-weight="normal" style:text-blinking="false" style:font-name-asian="MS PGothic"/>
    </style:style>
    <style:style style:name="T83" style:family="text">
      <style:text-properties fo:font-variant="normal" fo:text-transform="none" fo:color="#008080" style:text-line-through-style="none" style:text-line-through-type="none" style:font-name="MS PGothic" fo:font-size="11pt" fo:letter-spacing="normal" fo:font-style="normal" style:text-underline-style="none" fo:font-weight="normal" style:text-blinking="false" style:font-name-asian="MS PGothic" style:font-size-asian="11pt" style:font-size-complex="11pt"/>
    </style:style>
    <style:style style:name="T84" style:family="text">
      <style:text-properties fo:font-variant="normal" fo:text-transform="none" fo:color="#008080" style:text-line-through-style="none" style:text-line-through-type="none" fo:font-size="11pt" fo:letter-spacing="normal" fo:font-style="normal" style:text-underline-style="none" fo:font-weight="normal" style:text-blinking="false" style:font-size-asian="11pt" style:font-size-complex="11pt"/>
    </style:style>
    <style:style style:name="T85" style:family="text">
      <style:text-properties style:font-size-asian="20pt" style:font-weight-asian="normal"/>
    </style:style>
    <style:style style:name="T86" style:family="text">
      <style:text-properties fo:font-size="20pt" fo:font-weight="normal"/>
    </style:style>
    <style:style style:name="T87" style:family="text">
      <style:text-properties fo:font-size="12pt" fo:font-style="normal" fo:font-weight="normal"/>
    </style:style>
    <style:style style:name="T88" style:family="text">
      <style:text-properties style:font-size-asian="12pt" style:font-style-asian="normal" style:font-weight-asian="normal"/>
    </style:style>
    <style:style style:name="T89" style:family="text">
      <style:text-properties style:font-name="MS PGothic" style:font-name-asian="MS PGothic"/>
    </style:style>
    <style:style style:name="T90" style:family="text">
      <style:text-properties style:font-name="MS PGothic" fo:font-size="11pt" style:font-name-asian="MS PGothic" style:font-size-asian="11pt" style:font-size-complex="11pt"/>
    </style:style>
    <style:style style:name="T91" style:family="text">
      <style:text-properties style:font-weight-asian="normal"/>
    </style:style>
    <style:style style:name="T92" style:family="text">
      <style:text-properties fo:font-weight="normal"/>
    </style:style>
    <style:style style:name="T93" style:family="text">
      <style:text-properties fo:font-style="normal" fo:font-weight="normal"/>
    </style:style>
    <style:style style:name="T94" style:family="text">
      <style:text-properties style:font-style-asian="normal" style:font-weight-asian="normal"/>
    </style:style>
    <style:style style:name="T95" style:family="text">
      <style:text-properties fo:font-size="11pt" style:font-size-asian="11pt" style:font-size-complex="11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japan.maximintegrated.com/app-notes/index.mvp/id/4024"><text:span text:style-name="T90">http://japan.maximintegrated.com/app-notes/index.mvp/id/4024</text:span></text:a><text:span text:style-name="T90"> </text:span></text:p>
      <text:p text:style-name="P1"/>
      <text:p text:style-name="P1"/>
      <table:table table:name="表1" table:style-name="表1">
        <table:table-column table:style-name="表1.A"/>
        <table:table-row>
          <table:table-cell table:style-name="表1.A1" office:value-type="string">
            <text:p text:style-name="P1"><text:span text:style-name="T91">複数の周辺機器を制御する</text:span><text:span text:style-name="T92">SPI/I²C</text:span><text:span text:style-name="T91">バスライン</text:span></text:p>
            <table:table table:name="表2" table:style-name="表2">
              <table:table-column table:style-name="表2.A"/>
              <table:table-row>
                <table:table-cell table:style-name="表2.A1" office:value-type="string">
                  <text:p text:style-name="P1">Oct 29, 2007</text:p>
                </table:table-cell>
              </table:table-row>
            </table:table>
          </table:table-cell>
        </table:table-row>
      </table:table>
      <text:p text:style-name="P1"><text:line-break/><text:span text:style-name="T20">要約：このアプリケーションノートでは、ほとんどのアナログ</text:span><text:span text:style-name="T18">IC</text:span><text:span text:style-name="T20">で使用される</text:span><text:span text:style-name="T18">2</text:span><text:span text:style-name="T20">つの一般的なシリアルディジタルインタフェース、</text:span><text:span text:style-name="T18">SPI™</text:span><text:span text:style-name="T20">すなわち</text:span><text:span text:style-name="T18">3</text:span><text:span text:style-name="T20">線式と</text:span><text:span text:style-name="T18">I²C</text:span><text:span text:style-name="T20">すなわち</text:span><text:span text:style-name="T18">2</text:span><text:span text:style-name="T20">線式を比較します。各シリアルインタフェースには、多くの設計に対して長所と短所があり、必要なデータレート、スペースの可用性、およびノイズの検討事項などの基準に応じて決まります。このアプリケーションノートでは、これら</text:span><text:span text:style-name="T18">2</text:span><text:span text:style-name="T20">つのシリアルインタフェースの違いについて考察し、例を挙げて各インタフェースについて詳しく説明します。</text:span><text:span text:style-name="T21"> </text:span></text:p>
      <text:p text:style-name="P1">はじめに</text:p>
      <text:p text:style-name="Standard"><text:span text:style-name="T46">実世界の信号は常にアナログになりますが、現在、ますます多くのアナログ</text:span><text:span text:style-name="T49">IC</text:span><text:span text:style-name="T46">がディジタルインタフェースを経由して通信を行っています。シリアルインタフェースは、マスタ</text:span><text:span text:style-name="T49">(</text:span><text:span text:style-name="T46">シリアルクロックを提供</text:span><text:span text:style-name="T49">)</text:span><text:span text:style-name="T46">とスレーブ</text:span><text:span text:style-name="T49">/</text:span><text:span text:style-name="T46">周辺機器の間で通信を行います。今日、ほとんどのマイクロコントローラに見られる</text:span><text:span text:style-name="T49">SPI (3</text:span><text:span text:style-name="T46">線式</text:span><text:span text:style-name="T49">)</text:span><text:span text:style-name="T46">と</text:span><text:span text:style-name="T49">I²C (2</text:span><text:span text:style-name="T46">線式</text:span><text:span text:style-name="T49">)</text:span><text:span text:style-name="T46">のポートは、データの送受信によく使われる手段です。このようにマイクロコントローラは、複数のバスラインで通信を行い、アナログ</text:span><text:span text:style-name="T49">-</text:span><text:span text:style-name="T46">ディジタルコンバータ</text:span><text:span text:style-name="T49">(</text:span><text:a xlink:type="simple" xlink:href="http://japan.maximintegrated.com/glossary/definitions.mvp/term/A-D-Converter/gpk/6"><text:span text:style-name="T65">ADC</text:span></text:a><text:span text:style-name="T49">)</text:span><text:span text:style-name="T46">、ディジタル</text:span><text:span text:style-name="T49">-</text:span><text:span text:style-name="T46">アナログコンバータ</text:span><text:span text:style-name="T49">(DAC)</text:span><text:span text:style-name="T46">、スマートバッテリ、ポートエキスパンダ、</text:span><text:a xlink:type="simple" xlink:href="http://japan.maximintegrated.com/glossary/definitions.mvp/term/EEPROM/gpk/479"><text:span text:style-name="T65">EEPROM</text:span></text:a><text:span text:style-name="T46">、および温度センサなどの周辺機器を制御します。パラレルインタフェースを経由して送信されるデータとは異なり、シリアルデータは、通常は</text:span><text:span text:style-name="T49">2</text:span><text:span text:style-name="T46">、</text:span><text:span text:style-name="T49">3</text:span><text:span text:style-name="T46">、または</text:span><text:span text:style-name="T49">4</text:span><text:span text:style-name="T46">つのデータライン</text:span><text:span text:style-name="T49">/</text:span><text:span text:style-name="T46">タイミングライン上で、連続して多数のビットが送信されます。パラレルインタフェースでは速さが長所ですが、シリアルインタフェースでは、制御ラインとデータラインがはるかに少ないという点が長所です。</text:span></text:p>
      <text:p text:style-name="P1">シリアルインタフェースの基本</text:p>
      <text:p text:style-name="Standard"><text:span text:style-name="T46">シリアルインタフェースは、</text:span><text:span text:style-name="T49">3</text:span><text:span text:style-name="T46">線、</text:span><text:span text:style-name="T49">2</text:span><text:span text:style-name="T46">線、および単線の</text:span><text:span text:style-name="T49">3</text:span><text:span text:style-name="T46">種類で利用可能です。この記事では、</text:span><text:span text:style-name="T49">3</text:span><text:span text:style-name="T46">線式と</text:span><text:span text:style-name="T49">2</text:span><text:span text:style-name="T46">線式のインタフェースを中心に取り上げます。シリアル周辺機器インタフェース</text:span><text:span text:style-name="T49">(SPI)</text:span><text:span text:style-name="T46">、キュー付きシリアル周辺機器インタフェース</text:span><text:span text:style-name="T49">(QSPI™)</text:span><text:span text:style-name="T46">、および</text:span><text:span text:style-name="T49">MICROWIRE™ (</text:span><text:span text:style-name="T46">または</text:span><text:span text:style-name="T49">MICROWIRE PLUS™)</text:span><text:span text:style-name="T46">規格は、</text:span><text:span text:style-name="T49">3</text:span><text:span text:style-name="T46">線式インタフェースを通じて通信を行います。</text:span><text:span text:style-name="T49">IC</text:span><text:span text:style-name="T46">間バス</text:span><text:span text:style-name="T49">(</text:span><text:a xlink:type="simple" xlink:href="http://japan.maximintegrated.com/glossary/definitions.mvp/term/I%26sup2%3BC/gpk/988"><text:span text:style-name="T65">I²C</text:span></text:a><text:span text:style-name="T49">)</text:span><text:span text:style-name="T46">およびシステムマネジメントバス</text:span><text:span text:style-name="T49">(SMBus™)</text:span><text:span text:style-name="T46">規格は、</text:span><text:span text:style-name="T49">2</text:span><text:span text:style-name="T46">線式インタフェースを経由して通信を行います。どちらのタイプのシリアルインタフェースにもそれぞれ長所と短所があります。下記の</text:span><text:span text:style-name="T47">表</text:span><text:span text:style-name="T50">1</text:span><text:span text:style-name="T46">を参照してください。</text:span></text:p>
      <text:p text:style-name="P1"><text:span text:style-name="T93">3</text:span><text:span text:style-name="T94">線式インタフェース</text:span></text:p>
      <text:p text:style-name="Standard"><text:span text:style-name="T49">3</text:span><text:span text:style-name="T46">線式インタフェースは、チップセレクトライン</text:span><text:span text:style-name="T49">(</text:span><text:span text:style-name="T46">アクティブロー</text:span><text:span text:style-name="T49">CS</text:span><text:span text:style-name="T46">またはアクティブロー</text:span><text:span text:style-name="T49">SS)</text:span><text:span text:style-name="T46">、クロックライン</text:span><text:span text:style-name="T49">(</text:span><text:a xlink:type="simple" xlink:href="http://japan.maximintegrated.com/glossary/definitions.mvp/term/SCLK/gpk/731"><text:span text:style-name="T65">SCLK</text:span></text:a><text:span text:style-name="T49">)</text:span><text:span text:style-name="T46">、およびデータ入力</text:span><text:span text:style-name="T49">/</text:span><text:span text:style-name="T46">マスタ出力ライン</text:span><text:span text:style-name="T49">(DIN</text:span><text:span text:style-name="T46">または</text:span><text:a xlink:type="simple" xlink:href="http://japan.maximintegrated.com/glossary/definitions.mvp/term/MOSI/gpk/215"><text:span text:style-name="T65">MOSI</text:span></text:a><text:span text:style-name="T46">と呼びます</text:span><text:span text:style-name="T49">)</text:span><text:span text:style-name="T46">を使用します。これらのインタフェースには、データ出力</text:span><text:span text:style-name="T49">/</text:span><text:span text:style-name="T46">マスタ入力ライン</text:span><text:span text:style-name="T49">(DOUT</text:span><text:span text:style-name="T46">または</text:span><text:a xlink:type="simple" xlink:href="http://japan.maximintegrated.com/glossary/definitions.mvp/term/MISO/gpk/613"><text:span text:style-name="T65">MISO</text:span></text:a><text:span text:style-name="T46">と呼びます</text:span><text:span text:style-name="T49">)</text:span><text:span text:style-name="T46">が含まれることもあるため、この場合には</text:span><text:span text:style-name="T49">4</text:span><text:span text:style-name="T46">線式インタフェースと呼ばれることもあります。わかりやすくするためにこの記事では、</text:span><text:span text:style-name="T49">3</text:span><text:span text:style-name="T46">線式と</text:span><text:span text:style-name="T49">4</text:span><text:span text:style-name="T46">線式インタフェースの両方を</text:span><text:span text:style-name="T49">3</text:span><text:span text:style-name="T46">線式と呼びます。</text:span><text:span text:style-name="T90"><text:line-break/><text:line-break/></text:span><text:span text:style-name="T49">3</text:span><text:span text:style-name="T46">線式インタフェースはより高いクロック周波数で動作し、プルアップ抵抗を必要としません。また、</text:span><text:span text:style-name="T49">SPI/QSPI</text:span><text:span text:style-name="T46">および</text:span><text:span text:style-name="T49">MICROWIRE</text:span><text:span text:style-name="T46">インタフェースはフルデュープレックス動作</text:span><text:span text:style-name="T49">(</text:span><text:span text:style-name="T46">データを同時に送受信することができます</text:span><text:span text:style-name="T49">)</text:span><text:span text:style-name="T46">も特徴としており、ノイズの多い環境で問題の発生が少なくなります。</text:span><text:span text:style-name="T49">3</text:span><text:span text:style-name="T46">線式インタフェースは、レベルトリガではなくエッジトリガになります。</text:span><text:span text:style-name="T90"><text:line-break/><text:line-break/></text:span><text:span text:style-name="T49">3</text:span><text:span text:style-name="T46">線式インタフェースの主な短所は、</text:span><text:span text:style-name="T47">図</text:span><text:span text:style-name="T50">1</text:span><text:span text:style-name="T46">に示すように、スレーブがデイジーチェーン方式の構成でない限り、バス上の各スレーブに別々のアクティブロー</text:span><text:span text:style-name="T49">CS</text:span><text:span text:style-name="T46">ラインを必要とすることです</text:span><text:span text:style-name="T49">(</text:span><text:span text:style-name="T46">デイジーチェーンについては、以下で詳しく考察します</text:span><text:span text:style-name="T49">)</text:span><text:span text:style-name="T46">。また、</text:span><text:span text:style-name="T49">3</text:span><text:span text:style-name="T46">線式インタフェースでは、データが正確に送信または受信されていることを示す肯定応答は送出されません。ソフトウェアの見地からは、</text:span><text:span text:style-name="T49">3</text:span><text:span text:style-name="T46">線式インタフェースは、単一マスタ</text:span><text:span text:style-name="T49">/</text:span><text:span text:style-name="T46">単一スレーブのアプリケーションのための</text:span><text:span text:style-name="T49">2</text:span><text:span text:style-name="T46">線式インタフェースよりも簡単で効率的です。</text:span><text:span text:style-name="T90"><text:line-break/><text:line-break/></text:span><text:span text:style-name="T90"><draw:frame draw:style-name="fr1" draw:name="グラフィックス1" text:anchor-type="as-char" svg:width="0.7862in" svg:height="0.3929in" draw:z-index="0"><draw:image xlink:href="http://japan.maximintegrated.com/images/appnotes/4024/4024Fig01.gif" xlink:type="simple" xlink:show="embed" xlink:actuate="onLoad"/><svg:title>Figure 1. Three-wire interfaces utilize data input, data output, clock, and chip-select lines.</svg:title></draw:frame></text:span><text:span text:style-name="T90"><text:line-break/></text:span><text:span text:style-name="T48">図</text:span><text:span text:style-name="T51">1. 3</text:span><text:span text:style-name="T48">線式インタフェースは、データ入力、データ出力、クロック、およびチップセレクトラインを利用します。</text:span></text:p>
      <text:p text:style-name="P1"><text:span text:style-name="T93">2</text:span><text:span text:style-name="T94">線式インタフェース</text:span></text:p>
      <text:p text:style-name="P1"><text:span text:style-name="T17">2</text:span><text:span text:style-name="T22">線式インタフェースは、データライン</text:span><text:span text:style-name="T17">(SDA</text:span><text:span text:style-name="T22">または</text:span><text:span text:style-name="T17">SMBDATA)</text:span><text:span text:style-name="T22">とクロックライン</text:span><text:span text:style-name="T17">(SCL</text:span><text:span text:style-name="T22">または</text:span><text:span text:style-name="T17">SMBCLK)</text:span><text:span text:style-name="T22">のみを使用します。</text:span><text:span text:style-name="T17">1</text:span><text:span text:style-name="T22">つまたは</text:span><text:span text:style-name="T17">2</text:span><text:span text:style-name="T22">つのラインしか使用しないため、携帯電話や光ファイバアプリケーションなどのコンパクト設計に特に有効です。</text:span><text:span text:style-name="T17">2</text:span><text:span text:style-name="T22">線式インタフェースによって、チップセレクト信号を必要とせずに、同じバス上の複数のスレーブを接続することも可能です。各スレーブはそれぞれ専用の固有アドレスを持つため、この設計が可能です。また、</text:span><text:span text:style-name="T17">2</text:span><text:span text:style-name="T22">線式インタフェースは、正常な読出しが完了した後、アクノレッジビットを送信します。</text:span><text:span text:style-name="T17">2</text:span><text:span text:style-name="T22">線式インタフェースには</text:span><text:span text:style-name="T17">1</text:span><text:span text:style-name="T22">つのデータラインしかないため、ハーフデュープレックスモードでのみ動作することができます</text:span><text:span text:style-name="T17">(</text:span><text:span text:style-name="T22">つまり、データをある一定のサイクルで送信または受信することは可能ですが、同時に送受信することはできません</text:span><text:span text:style-name="T17">)</text:span><text:span text:style-name="T22">。</text:span><text:span text:style-name="T17">2</text:span><text:span text:style-name="T22">線式インタフェースはレベルでトリガされますが、データビットが不正確に識別された場合、ノイズの多い環境で問題が生じる可能性があります。</text:span><text:line-break/><text:line-break/><text:span text:style-name="T23">表</text:span><text:span text:style-name="T19">1. 3</text:span><text:span text:style-name="T23">線式</text:span><text:span text:style-name="T19">/2</text:span><text:span text:style-name="T23">線式インタフェースの長所と短所</text:span></text:p>
      <table:table table:name="表3" table:style-name="表3">
        <table:table-column table:style-name="表3.A"/>
        <table:table-column table:style-name="表3.B"/>
        <table:table-column table:style-name="表3.C"/>
        <table:table-row table:style-name="表3.1">
          <table:table-cell table:style-name="表3.A1" office:value-type="string">
            <text:p text:style-name="P1">Interface</text:p>
          </table:table-cell>
          <table:table-cell table:style-name="表3.A1" office:value-type="string">
            <text:p text:style-name="P1">Advantages</text:p>
          </table:table-cell>
          <table:table-cell table:style-name="表3.A1" office:value-type="string">
            <text:p text:style-name="P1">Disadvantages</text:p>
          </table:table-cell>
        </table:table-row>
        <table:table-row table:style-name="表3.2">
          <table:table-cell table:style-name="表3.A3" office:value-type="string">
            <text:p text:style-name="P1">3-Wire: SPI, QSPI, and MICROWIRE PLUS</text:p>
          </table:table-cell>
          <table:table-cell table:style-name="表3.B3" office:value-type="string">
            <text:p text:style-name="P1">1. Speed<text:line-break/>2. No pullup resistors <text:soft-page-break/>required<text:line-break/>3. Full-duplex operation<text:line-break/>4. Noise immunity</text:p>
          </table:table-cell>
          <table:table-cell table:style-name="表3.C3" office:value-type="string">
            <text:p text:style-name="P1">1. Larger number of bus line connections<text:line-break/>2. Individual chip-select lines required to <text:soft-page-break/>communicate with more than one slave at a time<text:line-break/>3. No acknowledgment of received data</text:p>
          </table:table-cell>
        </table:table-row>
        <table:table-row table:style-name="表3.3">
          <table:table-cell table:style-name="表3.A3" office:value-type="string">
            <text:p text:style-name="P1">2-Wire: I²C and SMBus</text:p>
          </table:table-cell>
          <table:table-cell table:style-name="表3.B3" office:value-type="string">
            <text:p text:style-name="P1">1. Fewer bus line connections<text:line-break/>2. Multiple devices share the same bus<text:line-break/>3. Received data is acknowledged</text:p>
          </table:table-cell>
          <table:table-cell table:style-name="表3.C3" office:value-type="string">
            <text:p text:style-name="P1">1. Speed: SMBus limited to 100kHz; I²C limited to 3.4MHz<text:line-break/>2. Half-duplex operation<text:line-break/>3. Open-drain bus lines require pullup resistors<text:line-break/>4. Reduced noise immunity</text:p>
          </table:table-cell>
        </table:table-row>
      </table:table>
      <text:p text:style-name="P1"><text:line-break/><text:span text:style-name="T22">マスタとスレーブは、シリアルインタフェース上で、複数のバスラインを経由して通信を行います。書込みサイクル時に、マスタは専用のクロックとデータ信号を使用してデータをスレーブに送信します。読出しサイクル時に、スレーブはデータをマスタに送信します。</text:span></text:p>
      <text:p text:style-name="Standard"><text:span text:style-name="T75">SPI</text:span><text:span text:style-name="T76">、</text:span><text:a xlink:type="simple" xlink:href="http://japan.maximintegrated.com/glossary/definitions.mvp/term/SPI/gpk/292"><text:span text:style-name="T65">QSPI</text:span></text:a><text:span text:style-name="T76">、</text:span><text:span text:style-name="T75">MICROWIRE</text:span><text:span text:style-name="T76">の設計</text:span></text:p>
      <text:p text:style-name="Standard"><text:span text:style-name="T49">Motorola®</text:span><text:span text:style-name="T46">によって開発された</text:span><text:span text:style-name="T49">SPI</text:span><text:span text:style-name="T46">インタフェースは、</text:span><text:a xlink:type="simple" xlink:href="http://japan.maximintegrated.com/maxq2000"><text:span text:style-name="T83">MAXQ2000</text:span></text:a><text:span text:style-name="T46">などの一般的なプロセッサやマイクロコントローラで利用可能です。上述のとおり、</text:span><text:span text:style-name="T49">SPI</text:span><text:span text:style-name="T46">の設計には</text:span><text:span text:style-name="T49">2</text:span><text:span text:style-name="T46">つの制御ライン</text:span><text:span text:style-name="T49">(</text:span><text:span text:style-name="T46">アクティブロー</text:span><text:span text:style-name="T49">CS</text:span><text:span text:style-name="T46">および</text:span><text:span text:style-name="T49">SCLK)</text:span><text:span text:style-name="T46">と</text:span><text:span text:style-name="T49">2</text:span><text:span text:style-name="T46">つのデータライン</text:span><text:span text:style-name="T49">(DIN/SDI</text:span><text:span text:style-name="T46">および</text:span><text:span text:style-name="T49">DOUT/SDO)</text:span><text:span text:style-name="T46">が必要です。</text:span><text:span text:style-name="T49">Motorola</text:span><text:span text:style-name="T46">の</text:span><text:span text:style-name="T49">SPI/QSPI</text:span><text:span text:style-name="T46">規格では、</text:span><text:span text:style-name="T49">DIN/SDI</text:span><text:span text:style-name="T46">データラインを</text:span><text:span text:style-name="T49">MOSI (</text:span><text:span text:style-name="T46">マスタアウトスレーブイン</text:span><text:span text:style-name="T49">)</text:span><text:span text:style-name="T46">と呼びます。したがって、</text:span><text:span text:style-name="T49">DOUT/SDO</text:span><text:span text:style-name="T46">データラインは</text:span><text:span text:style-name="T49">MISO (</text:span><text:span text:style-name="T46">マスタインスレーブアウト</text:span><text:span text:style-name="T49">)</text:span><text:span text:style-name="T46">であり、アクティブロー</text:span><text:span text:style-name="T49">CS</text:span><text:span text:style-name="T46">ラインは</text:span><text:span text:style-name="T49">SS (</text:span><text:span text:style-name="T46">スレーブセレクト</text:span><text:span text:style-name="T49">)</text:span><text:span text:style-name="T46">です。簡単でわかりやすくするため、この記事ではスレーブから見た</text:span><text:span text:style-name="T49">3</text:span><text:span text:style-name="T46">線式のデータラインについて説明します。つまり、</text:span><text:span text:style-name="T49">DIN</text:span><text:span text:style-name="T46">はスレーブのデータ入力で、</text:span><text:span text:style-name="T49">DOUT</text:span><text:span text:style-name="T46">はスレーブのデータ出力です。また、この記事では、</text:span><text:span text:style-name="T49">3</text:span><text:span text:style-name="T46">線式バスラインをアクティブロー</text:span><text:span text:style-name="T49">CS</text:span><text:span text:style-name="T46">、</text:span><text:span text:style-name="T49">SCLK</text:span><text:span text:style-name="T46">、</text:span><text:span text:style-name="T49">DIN</text:span><text:span text:style-name="T46">、および</text:span><text:span text:style-name="T49">DOUT</text:span><text:span text:style-name="T46">と呼びます。マキシムの周辺機器がこれらのピン名称を使用しているからです。</text:span><text:span text:style-name="T90"><text:line-break/><text:line-break/></text:span><text:span text:style-name="T46">ほとんどの</text:span><text:span text:style-name="T49">SPI</text:span><text:span text:style-name="T46">インタフェースには、スレーブがいつデータをサンプリングするかを決定する</text:span><text:span text:style-name="T49">2</text:span><text:span text:style-name="T46">つの構成ビット、クロック極性</text:span><text:span text:style-name="T49">(CPOL)</text:span><text:span text:style-name="T46">、およびクロック位相</text:span><text:span text:style-name="T49">(CPHA)</text:span><text:span text:style-name="T46">があります。</text:span><text:span text:style-name="T49">CPOL</text:span><text:span text:style-name="T46">は、切り替え中でないときに、</text:span><text:span text:style-name="T49">SCLK</text:span><text:span text:style-name="T46">がハイ</text:span><text:span text:style-name="T49">(CPOL = 1)</text:span><text:span text:style-name="T46">またはロー</text:span><text:span text:style-name="T49">(CPOL = 0)</text:span><text:span text:style-name="T46">でアイドリングするのかどうかを決定します。</text:span><text:span text:style-name="T49">CPHA</text:span><text:span text:style-name="T46">は、どの</text:span><text:span text:style-name="T49">SCLK</text:span><text:span text:style-name="T46">のエッジでデータがシフトインおよびシフトアウトされるかを決定します。</text:span><text:span text:style-name="T49">CPOL = 0</text:span><text:span text:style-name="T46">の状態で、</text:span><text:span text:style-name="T49">CPHA</text:span><text:span text:style-name="T46">を</text:span><text:span text:style-name="T49">0</text:span><text:span text:style-name="T46">に設定すると、</text:span><text:span text:style-name="T49">SCLK</text:span><text:span text:style-name="T46">の立上りエッジでデータをスレーブにシフトします。</text:span><text:span text:style-name="T49">CPHA</text:span><text:span text:style-name="T46">を</text:span><text:span text:style-name="T49">1</text:span><text:span text:style-name="T46">に設定すると、</text:span><text:span text:style-name="T49">SCLK</text:span><text:span text:style-name="T46">の立下りエッジでデータをスレーブにシフトします。</text:span><text:span text:style-name="T49">CPOL</text:span><text:span text:style-name="T46">と</text:span><text:span text:style-name="T49">CPHA</text:span><text:span text:style-name="T46">の</text:span><text:span text:style-name="T49">2</text:span><text:span text:style-name="T46">つの状態によって、クロック極性およびクロック位相の</text:span><text:span text:style-name="T49">4</text:span><text:span text:style-name="T46">種類の組み合わせが可能です。つまり、各設定は他の</text:span><text:span text:style-name="T49">3</text:span><text:span text:style-name="T46">つの設定と互換性がありません。マスタおよびスレーブの両方とも、互いに通信するために</text:span><text:span text:style-name="T49">CPOL</text:span><text:span text:style-name="T46">および</text:span><text:span text:style-name="T49">CPHA</text:span><text:span text:style-name="T46">を同じ状態に設定する必要があります。</text:span><text:span text:style-name="T90"><text:line-break/><text:line-break/></text:span><text:span text:style-name="T46">その最も基本的な形式では、</text:span><text:span text:style-name="T49">SPI</text:span><text:span text:style-name="T46">インタフェースは同時に</text:span><text:span text:style-name="T49">8</text:span><text:span text:style-name="T46">ビット</text:span><text:span text:style-name="T49">(1</text:span><text:span text:style-name="T46">バイト</text:span><text:span text:style-name="T49">)</text:span><text:span text:style-name="T46">のデータを送信しますが、一部のマイクロコントローラは同時に</text:span><text:span text:style-name="T49">2</text:span><text:span text:style-name="T46">バイト以上を送信します。たとえば、</text:span><text:span text:style-name="T49">MAXQ2000</text:span><text:span text:style-name="T46">のマイクロコントローラは、同時に</text:span><text:span text:style-name="T49">8</text:span><text:span text:style-name="T46">または</text:span><text:span text:style-name="T49">16</text:span><text:span text:style-name="T46">ビットを送信することができます。</text:span><text:span text:style-name="T49">CPOL = 0</text:span><text:span text:style-name="T46">、</text:span><text:span text:style-name="T49">CPHA = 0</text:span><text:span text:style-name="T46">の状態では、ハイからローへのアクティブロー</text:span><text:span text:style-name="T49">CS</text:span><text:span text:style-name="T46">遷移によって、マスタからスレーブに送信が開始されます。</text:span><text:span text:style-name="T49">SCLK</text:span><text:span text:style-name="T46">が全</text:span><text:span text:style-name="T49">8</text:span><text:span text:style-name="T46">サイクルの間にハイとローをパルス出力する間、アクティブロー</text:span><text:span text:style-name="T49">CS</text:span><text:span text:style-name="T46">はローで保持する必要があります。</text:span><text:span text:style-name="T49">DIN</text:span><text:span text:style-name="T46">データは、</text:span><text:span text:style-name="T49">SCLK</text:span><text:span text:style-name="T46">立上りエッジでラッチされます。ローからハイへのアクティブロー</text:span><text:span text:style-name="T49">CS</text:span><text:span text:style-name="T46">遷移の後、データバイトがスレーブにロードされます。データは、同じ</text:span><text:span text:style-name="T49">8</text:span><text:span text:style-name="T46">ビットサイクルの間、</text:span><text:span text:style-name="T49">SCLK</text:span><text:span text:style-name="T46">の立下りエッジでスレーブの</text:span><text:span text:style-name="T49">DOUT</text:span><text:span text:style-name="T46">ラインから利用可能です。</text:span><text:span text:style-name="T47">図</text:span><text:span text:style-name="T50">2a</text:span><text:span text:style-name="T46">は、</text:span><text:span text:style-name="T49">CPHA = 1</text:span><text:span text:style-name="T46">のときの</text:span><text:span text:style-name="T49">3</text:span><text:span text:style-name="T46">線式</text:span><text:span text:style-name="T49">SPI</text:span><text:span text:style-name="T46">のタイミングを示しています。</text:span><text:span text:style-name="T47">図</text:span><text:span text:style-name="T50">2b</text:span><text:span text:style-name="T46">は、</text:span><text:span text:style-name="T49">CPHA = 0</text:span><text:span text:style-name="T46">のときの</text:span><text:span text:style-name="T49">3</text:span><text:span text:style-name="T46">線式</text:span><text:span text:style-name="T49">SPI</text:span><text:span text:style-name="T46">のタイミングを示しています。</text:span><text:span text:style-name="T90"><text:line-break/><text:line-break/></text:span><text:span text:style-name="T90"><draw:frame draw:style-name="fr1" draw:name="グラフィックス2" text:anchor-type="as-char" svg:width="5.9374in" svg:height="2.2917in" draw:z-index="1"><draw:image xlink:href="http://japan.maximintegrated.com/images/appnotes/4024/4024Fig02a.gif" xlink:type="simple" xlink:show="embed" xlink:actuate="onLoad"/></draw:frame></text:span><text:span text:style-name="T90"><text:line-break/></text:span><text:span text:style-name="T48">図</text:span><text:span text:style-name="T51">2a. 3</text:span><text:span text:style-name="T48">線式インタフェースのタイミング</text:span><text:span text:style-name="T51">(CPHA = 1)</text:span><text:span text:style-name="T48">。</text:span><text:span text:style-name="T51">CPHA = 1</text:span><text:span text:style-name="T48">、</text:span><text:span text:style-name="T51">CPOL = 1</text:span><text:span text:style-name="T48">の状態で、</text:span><text:span text:style-name="T51">3</text:span><text:span text:style-name="T48">線式インタフェースは、クロックの立上りエッジで周辺機器にデータを同期入力し、クロックの立下りエッジで周辺機器からデータを同期出力します。</text:span><text:span text:style-name="T90"><text:line-break/><text:line-break/></text:span><text:soft-page-break/><text:span text:style-name="T90"><draw:frame draw:style-name="fr1" draw:name="グラフィックス3" text:anchor-type="as-char" svg:width="5.9374in" svg:height="2.2917in" draw:z-index="2"><draw:image xlink:href="http://japan.maximintegrated.com/images/appnotes/4024/4024Fig02b.gif" xlink:type="simple" xlink:show="embed" xlink:actuate="onLoad"/></draw:frame></text:span><text:span text:style-name="T90"><text:line-break/></text:span><text:span text:style-name="T48">図</text:span><text:span text:style-name="T51">2b. 3</text:span><text:span text:style-name="T48">線式インタフェースのタイミング</text:span><text:span text:style-name="T51">(CPHA = 0)</text:span><text:span text:style-name="T48">。</text:span><text:span text:style-name="T51">CPHA = 0</text:span><text:span text:style-name="T48">、</text:span><text:span text:style-name="T51">CPOL = 1</text:span><text:span text:style-name="T48">の状態で、</text:span><text:span text:style-name="T51">3</text:span><text:span text:style-name="T48">線式インタフェースは、クロックの立下りエッジで周辺機器にデータを同期入力し、クロックの立上りエッジで周辺機器からデータを同期出力します。</text:span><text:span text:style-name="T90"><text:line-break/><text:line-break/></text:span><text:span text:style-name="T46">バス上のすべての</text:span><text:span text:style-name="T49">IC</text:span><text:span text:style-name="T46">にはそれぞれのチップセレクトラインが必要となるため、アクティブロー</text:span><text:span text:style-name="T49">CS</text:span><text:span text:style-name="T46">のバスラインは、各スレーブのイネーブル信号として使用します。</text:span><text:span text:style-name="T49">4</text:span><text:span text:style-name="T46">つのスレーブが同じバス上にある場合、適切なスレーブを選択するのに</text:span><text:span text:style-name="T49">4</text:span><text:span text:style-name="T46">つのチップセレクトラインが必要です。スレーブのアクティブロー</text:span><text:span text:style-name="T49">CS</text:span><text:span text:style-name="T46">ラインがハイ</text:span><text:span text:style-name="T49">(</text:span><text:span text:style-name="T46">非アクティブ</text:span><text:span text:style-name="T49">)</text:span><text:span text:style-name="T46">の場合、スレーブは</text:span><text:span text:style-name="T49">SCLK</text:span><text:span text:style-name="T46">の遷移を無視し、</text:span><text:span text:style-name="T49">DOUT</text:span><text:span text:style-name="T46">ラインをハイインピーダンス状態に保ちます。</text:span><text:span text:style-name="T90"><text:line-break/><text:line-break/></text:span><text:span text:style-name="T46">一部の</text:span><text:span text:style-name="T49">3</text:span><text:span text:style-name="T46">線式インタフェース周辺機器は、デイジーチェーン接続と呼ばれる方式でプログラムすることができます。個別のアクティブロー</text:span><text:span text:style-name="T49">CS</text:span><text:span text:style-name="T46">ラインを各周辺機器に接続するのではなく、デイジーチェーン接続では、単一のアクティブロー</text:span><text:span text:style-name="T49">CS</text:span><text:span text:style-name="T46">と</text:span><text:span text:style-name="T49">SCLK</text:span><text:span text:style-name="T46">ラインによって直列に接続された複数の周辺機器を制御することが可能です。この方法で周辺機器をデイジーチェーン接続するには、</text:span><text:span text:style-name="T49">3</text:span><text:span text:style-name="T46">線式インタフェースに</text:span><text:span text:style-name="T49">DOUT</text:span><text:span text:style-name="T46">ラインを組み込む必要があります。図</text:span><text:span text:style-name="T49">1</text:span><text:span text:style-name="T46">に示すように、周辺機器</text:span><text:span text:style-name="T49">#1</text:span><text:span text:style-name="T46">の</text:span><text:span text:style-name="T49">DOUT</text:span><text:span text:style-name="T46">ラインは、周辺機器</text:span><text:span text:style-name="T49">#2</text:span><text:span text:style-name="T46">などへの</text:span><text:span text:style-name="T49">DIN</text:span><text:span text:style-name="T46">ラインとなります。</text:span><text:span text:style-name="T90"><text:line-break/><text:line-break/></text:span><text:span text:style-name="T49">SPI</text:span><text:span text:style-name="T46">規格は、最大データレートを指定しません。その代わりに周辺機器は、</text:span><text:a xlink:type="simple" xlink:href="http://japan.maximintegrated.com/glossary/definitions.mvp/term/MHz/gpk/607"><text:span text:style-name="T65">MHz</text:span></text:a><text:span text:style-name="T46">範囲の最大レートを</text:span><text:span text:style-name="T49">(</text:span><text:span text:style-name="T46">ほとんどの場合、</text:span><text:span text:style-name="T49">MHz</text:span><text:span text:style-name="T46">の範囲で</text:span><text:span text:style-name="T49">)</text:span><text:span text:style-name="T46">指定します。マイクロコントローラは、広範囲の</text:span><text:span text:style-name="T49">SPI</text:span><text:span text:style-name="T46">速度に対応することができます。ただし、</text:span><text:span text:style-name="T49">SPI</text:span><text:span text:style-name="T46">バス上で通信を行うと、スレーブは、マスタの速度を遅くしたり正しいデータ転送に肯定応答したりすることはできません。</text:span><text:span text:style-name="T90"><text:line-break/><text:line-break/></text:span><text:span text:style-name="T49">QSPI</text:span><text:span text:style-name="T46">規格は</text:span><text:span text:style-name="T49">SPI</text:span><text:span text:style-name="T46">規格とほぼ同じです。実際のところ、周辺機器は、</text:span><text:span text:style-name="T49">QSPI</text:span><text:span text:style-name="T46">バスと</text:span><text:span text:style-name="T49">SPI</text:span><text:span text:style-name="T46">バスを区別することができません。ただし、</text:span><text:span text:style-name="T49">SPI</text:span><text:span text:style-name="T46">マスタとは異なり、</text:span><text:span text:style-name="T49">QSPI</text:span><text:span text:style-name="T46">マスタによって、プログラム可能なチップセレクトを用いたデータ転送が可能です。さらに、</text:span><text:span text:style-name="T49">SPI</text:span><text:span text:style-name="T46">デバイスが通常</text:span><text:span text:style-name="T49">8</text:span><text:span text:style-name="T46">ビットのみ転送するのに対し、これらの</text:span><text:span text:style-name="T49">QSPI</text:span><text:span text:style-name="T46">マスタは、同時に</text:span><text:span text:style-name="T49">8</text:span><text:span text:style-name="T46">ビット～</text:span><text:span text:style-name="T49">16</text:span><text:span text:style-name="T46">ビットを転送することができます。連続して最大</text:span><text:span text:style-name="T49">16</text:span><text:span text:style-name="T46">データワード</text:span><text:span text:style-name="T49">(</text:span><text:span text:style-name="T46">最大</text:span><text:span text:style-name="T49">256</text:span><text:span text:style-name="T46">ビット</text:span><text:span text:style-name="T49">)</text:span><text:span text:style-name="T46">を転送するように、</text:span><text:span text:style-name="T49">QSPI</text:span><text:span text:style-name="T46">デバイスを構成することができます。この転送は、</text:span><text:span text:style-name="T49">QSPI</text:span><text:span text:style-name="T46">インタフェースによって完全に処理され、マイクロコントローラの介入を必要としません。</text:span><text:span text:style-name="T49">SPI</text:span><text:span text:style-name="T46">と同様、</text:span><text:span text:style-name="T49">QSPI</text:span><text:span text:style-name="T46">規格は、最大データレートを指定しません。</text:span><text:span text:style-name="T9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Helvetica,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ＭＳ Ｐ明朝" style:font-family-asian="'ＭＳ Ｐ明朝'"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ＭＳ Ｐ明朝" style:font-family-asian="'ＭＳ Ｐ明朝'"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ＭＳ Ｐ明朝" style:font-family-asian="'ＭＳ Ｐ明朝'"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02T12:15:13.30</meta:creation-date>
    <dc:date>2015-04-20T16:56:24.111632304</dc:date>
    <meta:editing-duration>PT7M12S</meta:editing-duration>
    <meta:editing-cycles>4</meta:editing-cycles>
    <meta:generator>LibreOffice/4.2.7.2$Linux_X86_64 LibreOffice_project/420m0$Build-2</meta:generator>
    <meta:document-statistic meta:table-count="3" meta:image-count="3" meta:object-count="0" meta:page-count="3" meta:paragraph-count="24" meta:word-count="4490" meta:character-count="5557" meta:non-whitespace-character-count="5400"/>
  </office:meta>
</office:document-meta>
</file>